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quipo izquierda - server.conf</text:p>
      <text:p text:style-name="Standard"/>
      <text:p text:style-name="Standard">dev tun </text:p>
      <text:p text:style-name="Standard">port 1194 </text:p>
      <text:p text:style-name="Standard">proto udp </text:p>
      <text:p text:style-name="Standard">ifconfig 192.168.100.1 192.168.100.2 </text:p>
      <text:p text:style-name="Standard">secret secret.key </text:p>
      <text:p text:style-name="Standard">user nobody </text:p>
      <text:p text:style-name="Standard">group nogroup</text:p>
      <text:p text:style-name="Standard">comp-lzo </text:p>
      <text:p text:style-name="Standard">ping 15 </text:p>
      <text:p text:style-name="Standard">verb 1 </text:p>
      <text:p text:style-name="Standard"/>
      <text:p text:style-name="Standard">Equipo derecha - client1.conf</text:p>
      <text:p text:style-name="Standard"/>
      <text:p text:style-name="Standard">remote 192.168.1.50 </text:p>
      <text:p text:style-name="Standard">dev tun </text:p>
      <text:p text:style-name="Standard">port 1194 </text:p>
      <text:p text:style-name="Standard">proto udp </text:p>
      <text:p text:style-name="Standard">ifconfig 192.168.100.2 192.168.100.1 </text:p>
      <text:p text:style-name="Standard">secret secret.key </text:p>
      <text:p text:style-name="Standard">user nobody </text:p>
      <text:p text:style-name="Standard">group nogroup </text:p>
      <text:p text:style-name="Standard">comp-lzo </text:p>
      <text:p text:style-name="Standard">ping 15 </text:p>
      <text:p text:style-name="Standard">verb 1 </text:p>
      <text:p text:style-name="Standard"/>
      <text:p text:style-name="Standard">Enrutamiento – izquierda - añadir server.conf</text:p>
      <text:p text:style-name="Standard"/>
      <text:p text:style-name="Standard">route 192.168.10.0 255.255.255.0</text:p>
      <text:p text:style-name="Standard"/>
      <text:p text:style-name="Standard">Enrutamiento – derecha - añadir client1.conf</text:p>
      <text:p text:style-name="Standard"/>
      <text:p text:style-name="Standard">route 192.168.20.0 255.255.255.0</text:p>
      <text:p text:style-name="Standard"/>
      <text:p text:style-name="Standard">ROAD WARRIOR</text:p>
      <text:p text:style-name="Standard"/>
      <text:p text:style-name="Standard">Servidor</text:p>
      <text:p text:style-name="Standard"/>
      <text:p text:style-name="Standard">cp -a /usr/share/doc/openvpn/examples/easy-rsa/2.0/* <text:s/>/etc/openvpn/</text:p>
      <text:p text:style-name="Standard">. ./vars </text:p>
      <text:p text:style-name="Standard">./clean-all </text:p>
      <text:p text:style-name="Standard">./build-ca </text:p>
      <text:p text:style-name="Standard"/>
      <text:p text:style-name="Standard">./build-key-server server </text:p>
      <text:p text:style-name="Standard"/>
      <text:p text:style-name="Standard">./build-key client1 </text:p>
      <text:p text:style-name="Standard"/>
      <text:p text:style-name="Standard">./build-dh </text:p>
      <text:p text:style-name="Standard"/>
      <text:p text:style-name="Standard"/>
      <text:p text:style-name="Standard">cd /etc/openvpn/keys</text:p>
      <text:p text:style-name="Standard"><text:soft-page-break/>mv ca.crt /etc/openvpn </text:p>
      <text:p text:style-name="Standard">mv ca.key /etc/openvpn </text:p>
      <text:p text:style-name="Standard">mv server.crt /etc/openvpn </text:p>
      <text:p text:style-name="Standard">mv server.key /etc/openvpn </text:p>
      <text:p text:style-name="Standard">mv dh1024.pem /etc/openvpn </text:p>
      <text:p text:style-name="Standard"/>
      <text:p text:style-name="Standard">scp ca.crt 192.168.100.2:/etc/openvpn</text:p>
      <text:p text:style-name="Standard">cd /etc/openvpn/keys</text:p>
      <text:p text:style-name="Standard">scp client1.crt 192.168.100.2:/etc/openvpn</text:p>
      <text:p text:style-name="Standard">scp client1.key 192.168.100.2:/etc/openvpn</text:p>
      <text:p text:style-name="Standard"/>
      <text:p text:style-name="Standard">Izquierda</text:p>
      <text:p text:style-name="Standard"/>
      <text:p text:style-name="Standard">server.conf</text:p>
      <text:p text:style-name="Standard"/>
      <text:p text:style-name="Standard">dev tun </text:p>
      <text:p text:style-name="Standard">port 1194 </text:p>
      <text:p text:style-name="Standard">proto udp </text:p>
      <text:p text:style-name="Standard">ca ca.crt </text:p>
      <text:p text:style-name="Standard">cert server.crt </text:p>
      <text:p text:style-name="Standard">key server.key </text:p>
      <text:p text:style-name="Standard">dh dh1024.pem </text:p>
      <text:p text:style-name="Standard">server 192.168.100.0 255.255.255.0 </text:p>
      <text:p text:style-name="Standard">ifconfig-pool-persist ipp.txt </text:p>
      <text:p text:style-name="Standard">push "route 192.168.20.0 255.255.255.0" </text:p>
      <text:p text:style-name="Standard">keepalive 10 120 </text:p>
      <text:p text:style-name="Standard">user nobody </text:p>
      <text:p text:style-name="Standard">group nogroup </text:p>
      <text:p text:style-name="Standard">comp-lzo </text:p>
      <text:p text:style-name="Standard">;max-clients 100 </text:p>
      <text:p text:style-name="Standard">persist-key </text:p>
      <text:p text:style-name="Standard">persist-tun</text:p>
      <text:p text:style-name="Standard">status openvpn-status.log </text:p>
      <text:p text:style-name="Standard">verb 3 </text:p>
      <text:p text:style-name="Standard"/>
      <text:p text:style-name="Standard">Derecha</text:p>
      <text:p text:style-name="Standard"/>
      <text:p text:style-name="Standard">client1.conf</text:p>
      <text:p text:style-name="Standard"/>
      <text:p text:style-name="Standard">client </text:p>
      <text:p text:style-name="Standard">dev tun </text:p>
      <text:p text:style-name="Standard">remote 192.168.1.50 1194 </text:p>
      <text:p text:style-name="Standard">proto udp </text:p>
      <text:p text:style-name="Standard">resolv-retry infinite </text:p>
      <text:p text:style-name="Standard">nobind </text:p>
      <text:p text:style-name="Standard">user nobody </text:p>
      <text:p text:style-name="Standard">group nogroup </text:p>
      <text:p text:style-name="Standard">ca ca.cert </text:p>
      <text:p text:style-name="Standard">cert client1.crt </text:p>
      <text:p text:style-name="Standard">key client1.key </text:p>
      <text:p text:style-name="Standard">comp-lzo </text:p>
      <text:p text:style-name="Standard">verb 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</meta:initial-creator>
    <meta:creation-date>2012-03-21T06:33:13</meta:creation-date>
    <dc:date>2012-03-21T13:49:47</dc:date>
    <dc:creator>ivan </dc:creator>
    <meta:editing-duration>PT1H44M42S</meta:editing-duration>
    <meta:editing-cycles>9</meta:editing-cycles>
    <meta:generator>LibreOffice/3.3$Unix LibreOffice_project/330m19$Build-401</meta:generator>
    <meta:document-statistic meta:table-count="0" meta:image-count="0" meta:object-count="0" meta:page-count="2" meta:paragraph-count="82" meta:word-count="179" meta:character-count="1478"/>
  </office:meta>
</office:document-meta>
</file>